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fo:font-style="normal" officeooo:paragraph-rsid="0052d1d6" style:font-size-asian="14pt" style:font-style-asian="normal" style:font-size-complex="14pt" style:font-style-complex="normal"/>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32pt" fo:font-weight="bold" officeooo:rsid="003634bf" officeooo:paragraph-rsid="0017478d"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7" style:family="paragraph" style:parent-style-name="Standard">
      <style:text-properties fo:font-size="14pt" fo:font-style="normal" officeooo:rsid="0122ec34" officeooo:paragraph-rsid="0122ec34" style:font-size-asian="14pt" style:font-style-asian="normal" style:font-size-complex="14pt" style:font-style-complex="normal"/>
    </style:style>
    <style:style style:name="P8" style:family="paragraph" style:parent-style-name="Standard" style:list-style-name="L1">
      <style:text-properties fo:font-size="14pt" fo:font-style="normal" officeooo:rsid="0122ec34" officeooo:paragraph-rsid="0122ec34" style:font-size-asian="14pt" style:font-style-asian="normal" style:font-size-complex="14pt" style:font-style-complex="normal"/>
    </style:style>
    <style:style style:name="P9" style:family="paragraph" style:parent-style-name="Standard">
      <style:text-properties fo:font-size="14pt" fo:font-style="normal" officeooo:paragraph-rsid="01230719" style:font-size-asian="14pt" style:font-style-asian="normal" style:font-size-complex="14pt" style:font-style-complex="normal"/>
    </style:style>
    <style:style style:name="P10" style:family="paragraph" style:parent-style-name="Standard">
      <style:text-properties fo:font-size="14pt" fo:font-style="normal" officeooo:rsid="01230719" officeooo:paragraph-rsid="01230719" style:font-size-asian="14pt" style:font-style-asian="normal" style:font-size-complex="14pt" style:font-style-complex="normal"/>
    </style:style>
    <style:style style:name="P11" style:family="paragraph" style:parent-style-name="Standard">
      <style:text-properties fo:font-size="14pt" fo:font-style="normal" fo:font-weight="bold" officeooo:rsid="01230719" officeooo:paragraph-rsid="01230719"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12321ac" officeooo:paragraph-rsid="012321ac" style:font-size-asian="14pt" style:font-style-asian="normal" style:font-weight-asian="bold" style:font-size-complex="14pt" style:font-style-complex="normal" style:font-weight-complex="bold"/>
    </style:style>
    <style:style style:name="P13" style:family="paragraph" style:parent-style-name="Standard">
      <style:paragraph-properties fo:text-align="center" style:justify-single-word="false"/>
      <style:text-properties fo:font-size="20pt" fo:font-weight="bold" officeooo:paragraph-rsid="01230719" style:font-size-asian="20pt" style:font-weight-asian="bold" style:font-size-complex="20pt" style:font-weight-complex="bold"/>
    </style:style>
    <style:style style:name="T1" style:family="text">
      <style:text-properties officeooo:rsid="00de481c"/>
    </style:style>
    <style:style style:name="T2" style:family="text">
      <style:text-properties officeooo:rsid="0122ec34"/>
    </style:style>
    <style:style style:name="T3" style:family="text">
      <style:text-properties style:font-name="Liberation Serif1"/>
    </style:style>
    <style:style style:name="T4" style:family="text">
      <style:text-properties style:font-name="Liberation Serif"/>
    </style:style>
    <style:style style:name="T5" style:family="text">
      <style:text-properties style:font-name="Liberation Serif" officeooo:rsid="01230719"/>
    </style:style>
    <style:style style:name="T6" style:family="text">
      <style:text-properties style:font-name="Liberation Serif" style:text-underline-style="solid" style:text-underline-width="auto" style:text-underline-color="font-color"/>
    </style:style>
    <style:style style:name="T7" style:family="text">
      <style:text-properties style:font-name="Liberation Serif" style:text-underline-style="solid" style:text-underline-width="auto" style:text-underline-color="font-color" fo:font-weight="bold" style:font-weight-asian="bold" style:font-weight-complex="bold"/>
    </style:style>
    <style:style style:name="T8" style:family="text">
      <style:text-properties style:font-name="Liberation Serif" style:text-underline-style="solid" style:text-underline-width="auto" style:text-underline-color="font-color" fo:font-weight="bold" officeooo:rsid="012321ac" style:font-weight-asian="bold" style:font-weight-complex="bold"/>
    </style:style>
    <style:style style:name="T9" style:family="text">
      <style:text-properties style:font-name="Liberation Serif" style:text-underline-style="solid" style:text-underline-width="auto" style:text-underline-color="font-color" officeooo:rsid="012321ac"/>
    </style:style>
    <style:style style:name="T10" style:family="text">
      <style:text-properties style:font-name="Liberation Serif" fo:font-weight="normal" style:font-weight-asian="normal" style:font-weight-complex="normal"/>
    </style:style>
    <style:style style:name="T11" style:family="text">
      <style:text-properties style:font-name="Liberation Serif" fo:font-weight="normal" officeooo:rsid="012321ac" style:font-weight-asian="normal" style:font-weight-complex="normal"/>
    </style:style>
    <style:style style:name="T12" style:family="text">
      <style:text-properties style:font-name="Liberation Serif" officeooo:rsid="012321ac"/>
    </style:style>
    <style:style style:name="T13" style:family="text">
      <style:text-properties officeooo:rsid="012307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ataxe-64</text:p>
      <text:p text:style-name="P5"><text:span text:style-name="T2">Searches</text:span>.</text:p>
      <text:p text:style-name="P3">Richard Parker <text:span text:style-name="T2">11.4</text:span>.201<text:span text:style-name="T2">8</text:span></text:p>
      <text:p text:style-name="P1"/>
      <text:p text:style-name="P6">Section 1 – Introduction<text:span text:style-name="T1">.</text:span></text:p>
      <text:p text:style-name="P2"/>
      <text:p text:style-name="P7">In several places in the meataxe64 project, utility programs have been written to search for good ways of doing things.</text:p>
      <text:p text:style-name="P7"/>
      <text:list xml:id="list654616538985365175" text:style-name="L1">
        <text:list-item>
          <text:p text:style-name="P8">Bit-slice methods in the HPMI, particularly for small characteristics, do not seem to be logical, and the simple brute-force search and beam-search, have provided the methods used so far.</text:p>
        </text:list-item>
        <text:list-item>
          <text:p text:style-name="P8">The linear forms methods, used for extension fields, require a program in the form of elementary operations (e.g. A += <text:span text:style-name="T3">λ</text:span><text:span text:style-name="T4">B) to compute the matrices to be multiplied and (particularly) the answer from the results of these multiplications.</text:span></text:p>
        </text:list-item>
        <text:list-item>
          <text:p text:style-name="P8"><text:span text:style-name="T4">The AS-codes used in the HPMI, where a set of numbers mod p have the property that every number mod p is the difference of two of them, were all found by brute-force or beam-search methods.</text:span></text:p>
        </text:list-item>
        <text:list-item>
          <text:p text:style-name="P8"><text:span text:style-name="T4">The population of the brick with the grease vectors requires a program to form the result </text:span><text:span text:style-name="T5">from the input basis vectors using only</text:span><text:span text:style-name="T4"> elementary operations.</text:span></text:p>
        </text:list-item>
      </text:list>
      <text:p text:style-name="P7"><text:span text:style-name="T4"/></text:p>
      <text:p text:style-name="P7"><text:span text:style-name="T4">To date, ad-hoc programs have been written and run to find reasonable answers to many of these questions</text:span><text:span text:style-name="T5">. <text:s/>This documents considers how these programs could be made a bit more coherent.</text:span></text:p>
      <text:p text:style-name="P7"><text:span text:style-name="T5"/></text:p>
      <text:p text:style-name="P13">Section <text:span text:style-name="T13">2</text:span> – <text:span text:style-name="T13">Linear Forms.</text:span></text:p>
      <text:p text:style-name="P9"/>
      <text:p text:style-name="P10"><text:span text:style-name="T4">A good place to start with this work is to sort out the linear forms a bit. <text:s/>At present the linear forms are not available at all for many of the extension fields, and there is no reason why the set of fields amenable to these methods shouldn't be enlarged very considerably. <text:s/>It seems that the problems naturally fall into 100 categories . . .</text:span></text:p>
      <text:p text:style-name="P10"><text:span text:style-name="T4"/></text:p>
      <text:p text:style-name="P10"><text:span text:style-name="T7">Quadratic and Cubic.</text:span><text:span text:style-name="T4"> <text:s/>These fields have been implemented in complete generality by solving the problem by hand and implementing the generic solution. <text:s/>Major improvements are not expected in this area.</text:span><text:span text:style-name="T12"> <text:s/>This already copes with all cases of characteristic greater than 65536.</text:span></text:p>
      <text:p text:style-name="P10"><text:span text:style-name="T4"/></text:p>
      <text:p text:style-name="P10"><text:span text:style-name="T8">Linear I</text:span><text:span text:style-name="T7">nterpolation fields.</text:span><text:span text:style-name="T4"> <text:s/>If the characteristic is at least twice the degree, the best method is to evaluate the polyomials at (ground) field elements, multiply these and interpolate from the result. <text:s/>This requires the methods of the ad-hoc programs to be transferred to the meataxe64 system itself.</text:span><text:span text:style-name="T12"> <text:s/>This would cope with all the cases where </text:span><text:soft-page-break/><text:span text:style-name="T12">the characteristic is greater than 23.</text:span></text:p>
      <text:p text:style-name="P10"><text:span text:style-name="T4"/></text:p>
      <text:p text:style-name="P11"><text:span text:style-name="T6">Quadratic </text:span><text:span text:style-name="T9">Interpolation</text:span><text:span text:style-name="T6"> cases.</text:span><text:span text:style-name="T10"> <text:s/>For cases where the </text:span><text:span text:style-name="T11">characteristic</text:span><text:span text:style-name="T10"> is considerably </text:span><text:span text:style-name="T11">larger</text:span><text:span text:style-name="T10"> than the square-root of the </text:span><text:span text:style-name="T11">degree</text:span><text:span text:style-name="T10">, </text:span><text:span text:style-name="T11">I know of no better way than to reduce modulo a bunch of linear and quadratic polynomials, multiply the quadratic polynomials using Karatsuba, and to use the Chinese Remainder theorem at the end. <text:s/>There are about 100 of these, and it would be possible to handle them generically, or to prepare data offline.</text:span></text:p>
      <text:p text:style-name="P11"><text:span text:style-name="T11"/></text:p>
      <text:p text:style-name="P12"><text:span text:style-name="T6">Remaining cases.</text:span><text:span text:style-name="T10"> <text:s/>The remaining cases are all of relatively small characteristic (I think 5 is the largest, though there may be a couple for 7) and ad-hoc methods will probably be adequate to prepare the data off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8-04-11T07:24:44.964896764</dc:date>
    <meta:editing-duration>P1DT11H33M</meta:editing-duration>
    <meta:editing-cycles>215</meta:editing-cycles>
    <meta:generator>LibreOffice/5.1.6.2$Linux_X86_64 LibreOffice_project/10m0$Build-2</meta:generator>
    <meta:document-statistic meta:table-count="0" meta:image-count="0" meta:object-count="0" meta:page-count="2" meta:paragraph-count="16" meta:word-count="469" meta:character-count="2816" meta:non-whitespace-character-count="2353"/>
  </office:meta>
</office:document-meta>
</file>